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6.535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ce14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ce12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</text:p>
          </table:table-cell>
          <table:table-cell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table:style-name="Default"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</text:p>
          </table:table-cell>
          <table:table-cell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4" office:value-type="float" office:value="150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5">00/00/0000</text:date>, <text:time style:data-style-name="N2" text:time-value="0000-00-00T19:10:15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8-25T19:13:35</dc:date>
    <meta:editing-duration>PT2H58M19S</meta:editing-duration>
    <meta:editing-cycles>25</meta:editing-cycles>
    <meta:document-statistic meta:table-count="2" meta:cell-count="91" meta:object-count="0"/>
  </office:meta>
</office:document-meta>
</file>